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.282cm" style:contextual-spacing="true"/>
    </style:style>
    <style:style style:name="P2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style:contextual-spacing="true" fo:text-indent="0cm" style:auto-text-indent="false"/>
      <style:text-properties officeooo:paragraph-rsid="0014cd53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List_20_Paragraph" style:list-style-name="WWNum5">
      <style:text-properties officeooo:rsid="0014cd53" officeooo:paragraph-rsid="0014cd53"/>
    </style:style>
    <style:style style:name="P11" style:family="paragraph" style:parent-style-name="List_20_Paragraph" style:list-style-name="WWNum5">
      <style:text-properties officeooo:rsid="00174264" officeooo:paragraph-rsid="00174264"/>
    </style:style>
    <style:style style:name="P12" style:family="paragraph" style:parent-style-name="List_20_Paragraph" style:list-style-name="WWNum5">
      <style:paragraph-properties fo:margin-top="0cm" fo:margin-bottom="0.282cm" style:contextual-spacing="true"/>
    </style:style>
    <style:style style:name="T1" style:family="text">
      <style:text-properties officeooo:rsid="0014cd53"/>
    </style:style>
    <style:style style:name="T2" style:family="text">
      <style:text-properties officeooo:rsid="00161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ek of 27/09/20</text:p>
      <text:p text:style-name="Standard"><text:tab/>-Installing TensorFlow/Keras for CPU and GPU using CONDA (July, 2020)</text:p>
      <text:p text:style-name="Standard"><text:tab/>-Deep Learning with Python, TensorFlow, and Keras tutorial</text:p>
      <text:p text:style-name="Standard"><text:tab/>-jeffheaton/t81_558_deep_learning: Applications of Deep Neural Networks</text:p>
      <text:p text:style-name="Standard"><text:tab/>-Basic classification: Classify images of clothing</text:p>
      <text:p text:style-name="Standard"/>
      <text:p text:style-name="Standard"/>
      <text:p text:style-name="Standard">Week of 04/10/20</text:p>
      <text:p text:style-name="Standard"><text:tab/>-Deep Learning basics with Python, TensorFlow and Keras</text:p>
      <text:p text:style-name="Standard"/>
      <text:p text:style-name="Standard"/>
      <text:p text:style-name="Standard"/>
      <text:p text:style-name="Standard">Week of 11/10/20</text:p>
      <text:p text:style-name="Standard"><text:tab/>-Installing OpenCV</text:p>
      <text:p text:style-name="Standard"><text:tab/>-Deciding what Board to use if any</text:p>
      <text:p text:style-name="Standard"><text:tab/><text:tab/>-ESP32</text:p>
      <text:p text:style-name="Standard"><text:tab/><text:tab/>-Raspberry Pi</text:p>
      <text:p text:style-name="Standard"><text:tab/><text:tab/>-UP Specifications – UP Bridge the Gap</text:p>
      <text:p text:style-name="Standard"/>
      <text:p text:style-name="Standard"/>
      <text:p text:style-name="Standard">Week of 18/10/20</text:p>
      <text:p text:style-name="Standard"><text:tab/>-Issue with PC motherboard. Switching to Google colab and EireComm</text:p>
      <text:p text:style-name="Standard"/>
      <text:p text:style-name="Standard"/>
      <text:p text:style-name="Standard">Week of 25/10/20</text:p>
      <text:p text:style-name="Standard"><text:tab/>-Setting up Google Colab and installing TensorFlow</text:p>
      <text:p text:style-name="Standard"><text:tab/>-Creating Git Repository</text:p>
      <text:p text:style-name="Standard"/>
      <text:p text:style-name="Standard">Week of 01/11/20</text:p>
      <text:list xml:id="list489189931" text:style-name="WWNum1">
        <text:list-item>
          <text:p text:style-name="P5">Mounting MY Drive so I can access files stored on google drive</text:p>
        </text:list-item>
        <text:list-item>
          <text:p text:style-name="P5">Resizing images</text:p>
        </text:list-item>
        <text:list-item>
          <text:p text:style-name="P5">Labelling the images (0, 1) <text:bookmark text:name="_GoBack"/></text:p>
        </text:list-item>
      </text:list>
      <text:p text:style-name="Standard"><text:soft-page-break/>Week of 08/11/20</text:p>
      <text:list xml:id="list342962670" text:style-name="WWNum2">
        <text:list-item>
          <text:p text:style-name="P6">Build and train first model</text:p>
        </text:list-item>
      </text:list>
      <text:p text:style-name="Standard"/>
      <text:p text:style-name="Standard">Week of 15/11/20</text:p>
      <text:list xml:id="list23532344943369" text:continue-numbering="true" text:style-name="WWNum2">
        <text:list-item>
          <text:p text:style-name="P6">Considering other options as to what I can try to classify using the model I build as there is a Kaggle comp. online which is very similar.</text:p>
        </text:list-item>
      </text:list>
      <text:p text:style-name="Standard"/>
      <text:p text:style-name="Standard">Week of 22/11/20</text:p>
      <text:list xml:id="list23532211042468" text:continue-numbering="true" text:style-name="WWNum2">
        <text:list-item>
          <text:p text:style-name="P6">Waiting for Pc parts to arrive</text:p>
        </text:list-item>
        <text:list-item>
          <text:p text:style-name="P6">W3 schools Python tutorial</text:p>
          <text:list>
            <text:list-item>
              <text:p text:style-name="P6">Mean, Mode, Median</text:p>
            </text:list-item>
            <text:list-item>
              <text:p text:style-name="P6">Standard deviation</text:p>
            </text:list-item>
            <text:list-item>
              <text:p text:style-name="P6">Percentile</text:p>
            </text:list-item>
            <text:list-item>
              <text:p text:style-name="P6">Data distribution</text:p>
            </text:list-item>
            <text:list-item>
              <text:p text:style-name="P6">Scatter plot</text:p>
            </text:list-item>
            <text:list-item>
              <text:p text:style-name="P6">Linear regression</text:p>
            </text:list-item>
            <text:list-item>
              <text:p text:style-name="P6">Polynomial regression</text:p>
            </text:list-item>
            <text:list-item>
              <text:p text:style-name="P6">Multiple regression</text:p>
            </text:list-item>
            <text:list-item>
              <text:p text:style-name="P6">Scale</text:p>
            </text:list-item>
            <text:list-item>
              <text:p text:style-name="P6">Train/Test</text:p>
            </text:list-item>
            <text:list-item>
              <text:p text:style-name="P6">Decision tree</text:p>
            </text:list-item>
          </text:list>
        </text:list-item>
      </text:list>
      <text:p text:style-name="Standard"/>
      <text:p text:style-name="Standard">Week of 29/11/20</text:p>
      <text:list xml:id="list23532028695474" text:continue-numbering="true" text:style-name="WWNum2">
        <text:list-item>
          <text:p text:style-name="P6">Waiting for Pc parts to arrive / revision</text:p>
        </text:list-item>
        <text:list-item>
          <text:p text:style-name="P6"><text:a xlink:type="simple" xlink:href="https://www.tensorflow.org/tutorials/images/classification" text:style-name="Internet_20_link" text:visited-style-name="Visited_20_Internet_20_Link"><text:span text:style-name="Internet_20_link">TensorFlow tutorials</text:span></text:a></text:p>
        </text:list-item>
      </text:list>
      <text:p text:style-name="Standard"/>
      <text:p text:style-name="Standard">Week of 6/12/20</text:p>
      <text:list xml:id="list4255629800" text:style-name="WWNum3">
        <text:list-item>
          <text:p text:style-name="P7">Waiting for Pc parts to arrive / revision</text:p>
        </text:list-item>
        <text:list-item>
          <text:p text:style-name="P7"><text:a xlink:type="simple" xlink:href="http://yann.lecun.com/exdb/mnist/" text:style-name="Internet_20_link" text:visited-style-name="Visited_20_Internet_20_Link"><text:span text:style-name="Internet_20_link">http://yann.lecun.com/exdb/mnist/</text:span></text:a></text:p>
        </text:list-item>
        <text:list-item>
          <text:p text:style-name="P7">Experimenting with MNIST dataset classifying handwritten numbers.</text:p>
        </text:list-item>
        <text:list-item>
          <text:p text:style-name="P7">Studying optimizers - <text:a xlink:type="simple" xlink:href="https://keras.io/api/optimizers/" text:style-name="Internet_20_link" text:visited-style-name="Visited_20_Internet_20_Link"><text:span text:style-name="Internet_20_link">https://keras.io/api/optimizers/</text:span></text:a></text:p>
        </text:list-item>
        <text:list-item>
          <text:p text:style-name="P7">Studying Loses - <text:a xlink:type="simple" xlink:href="https://keras.io/api/losses/" text:style-name="Internet_20_link" text:visited-style-name="Visited_20_Internet_20_Link"><text:span text:style-name="Internet_20_link">https://keras.io/api/losses/</text:span></text:a></text:p>
        </text:list-item>
      </text:list>
      <text:p text:style-name="Standard"/>
      <text:p text:style-name="Standard">Week of 13/12/20</text:p>
      <text:list xml:id="list2394675152" text:style-name="WWNum4">
        <text:list-item>
          <text:p text:style-name="P8">Installing Pc parts / installing programmes</text:p>
        </text:list-item>
        <text:list-item>
          <text:p text:style-name="P8">Attempting to modify example code to identify handwritten numbers</text:p>
        </text:list-item>
      </text:list>
      <text:p text:style-name="List_20_Paragraph"/>
      <text:p text:style-name="List_20_Paragraph"/>
      <text:p text:style-name="Standard"><text:soft-page-break/></text:p>
      <text:p text:style-name="Standard">Week of 20/12/20</text:p>
      <text:list xml:id="list23532978280886" text:continue-numbering="true" text:style-name="WWNum4">
        <text:list-item>
          <text:p text:style-name="P8">More testing of the model</text:p>
        </text:list-item>
        <text:list-item>
          <text:p text:style-name="P8">Using TensorBoard to visualize the data.</text:p>
        </text:list-item>
      </text:list>
      <text:p text:style-name="Standard"/>
      <text:p text:style-name="Standard">Week of 27/12/20</text:p>
      <text:list xml:id="list497934873" text:style-name="WWNum5">
        <text:list-item>
          <text:p text:style-name="P9">More using TensorBoard to optimise and improve model.</text:p>
        </text:list-item>
        <text:list-item>
          <text:p text:style-name="P9">Making and normalizing my own version of the MNIST dataset</text:p>
        </text:list-item>
      </text:list>
      <text:p text:style-name="Standard"/>
      <text:p text:style-name="Standard">Week of 24/1/21</text:p>
      <text:list xml:id="list23533215776992" text:continue-numbering="true" text:style-name="WWNum5">
        <text:list-item>
          <text:p text:style-name="P9">Saving and exporting the model so it can be used to make predictions on unseen images</text:p>
        </text:list-item>
        <text:list-item>
          <text:p text:style-name="P12">Uploading and hosting the saved model on AWS.</text:p>
        </text:list-item>
      </text:list>
      <text:p text:style-name="P1"/>
      <text:p text:style-name="P2"/>
      <text:p text:style-name="P3">Week of <text:span text:style-name="T1">31</text:span>/1/21</text:p>
      <text:list xml:id="list23531753901083" text:continue-numbering="true" text:style-name="WWNum5">
        <text:list-item>
          <text:p text:style-name="P10">Using <text:a xlink:type="simple" xlink:href="https://docs.expo.io/" text:style-name="Internet_20_link" text:visited-style-name="Visited_20_Internet_20_Link">expo</text:a> to display project app <text:span text:style-name="T2">on web browser / mobile</text:span>.</text:p>
        </text:list-item>
        <text:list-item>
          <text:p text:style-name="P11">Setting up TensorFlow on PC to switch from using Google colabs.</text:p>
        </text:list-item>
        <text:list-item>
          <text:p text:style-name="P11">Looking for dataset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IE" style:letter-kerning="fals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0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0T23:34:00</meta:creation-date>
    <meta:initial-creator>JACK SHERIDAN - Student</meta:initial-creator>
    <dc:language>en-GB</dc:language>
    <dc:date>2021-02-05T02:35:31.499000000</dc:date>
    <meta:editing-cycles>6</meta:editing-cycles>
    <meta:editing-duration>PT1H8M12S</meta:editing-duration>
    <meta:generator>LibreOffice/7.0.4.2$Windows_X86_64 LibreOffice_project/dcf040e67528d9187c66b2379df5ea4407429775</meta:generator>
    <meta:document-statistic meta:table-count="0" meta:image-count="0" meta:object-count="0" meta:page-count="3" meta:paragraph-count="65" meta:word-count="368" meta:character-count="2199" meta:non-whitespace-character-count="1914"/>
    <meta:user-defined meta:name="AppVersion">15.0000</meta:user-defined>
    <meta:user-defined meta:name="ContentTypeId">0x01010085F75613E057BF4FACA78538247923E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